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d1f" officeooo:paragraph-rsid="00073d1f"/>
    </style:style>
    <style:style style:name="P2" style:family="paragraph" style:parent-style-name="Standard">
      <style:text-properties officeooo:rsid="0007b54b" officeooo:paragraph-rsid="0007b5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 + n / d is prime for each d divisor of n</text:p>
      <text:p text:style-name="P1">pq are prime divisors of n so d = pq</text:p>
      <text:p text:style-name="P1">P + n / p is prime</text:p>
      <text:p text:style-name="P1">q + n / q is prime</text:p>
      <text:p text:style-name="P1">pq + n / pq is prime ?</text:p>
      <text:p text:style-name="P1"/>
      <text:p text:style-name="P1">(P + n / p ) (q + n / q ) = pq + np/q + nq/p + n2 / pq = pq + nn/pq + n (p/q + q/p) =</text:p>
      <text:p text:style-name="P1">= pq + nn/pq + n (pp + qq)/ pq</text:p>
      <text:p text:style-name="P1"/>
      <text:p text:style-name="P1">n = tp = sq</text:p>
      <text:p text:style-name="P2">t = iq</text:p>
      <text:p text:style-name="P2">s = jp</text:p>
      <text:p text:style-name="P1">== pq + tpsq/pq + sqp/q + tpq/p = pq + ts + sp + tq</text:p>
      <text:p text:style-name="P2">== pq + iqs + sp + iq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3:12:28.972822069</meta:creation-date>
    <dc:date>2022-05-05T23:57:51.626322173</dc:date>
    <meta:editing-duration>PT35M12S</meta:editing-duration>
    <meta:editing-cycles>1</meta:editing-cycles>
    <meta:document-statistic meta:table-count="0" meta:image-count="0" meta:object-count="0" meta:page-count="1" meta:paragraph-count="12" meta:word-count="122" meta:character-count="347" meta:non-whitespace-character-count="237"/>
    <meta:generator>LibreOffice/7.1.7.2$Linux_X86_64 LibreOffice_project/c6a4e3954236145e2acb0b65f68614365aeee33f</meta:generator>
  </office:meta>
</office:document-meta>
</file>